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AC0000018E25F8DC18889B11B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cm" svg:stroke-color="#c5000b" draw:marker-start-width="0.355cm" draw:marker-end-width="0.355cm" draw:fill="none" draw:textarea-horizontal-align="justify" draw:textarea-vertical-align="middle" draw:auto-grow-height="false" fo:min-height="0.196cm" fo:min-width="0.652cm" fo:padding-top="0.15cm" fo:padding-bottom="0.15cm" fo:padding-left="0.275cm" fo:padding-right="0.275cm"/>
    </style:style>
    <style:style style:name="gr3" style:family="graphic" style:parent-style-name="standard">
      <style:graphic-properties svg:stroke-width="0.05cm" svg:stroke-color="#579d1c" draw:marker-start-width="0.355cm" draw:marker-end-width="0.355cm" draw:fill="none" draw:textarea-horizontal-align="justify" draw:textarea-vertical-align="middle" draw:auto-grow-height="false" fo:min-height="0.124cm" fo:min-width="0.228cm" fo:padding-top="0.15cm" fo:padding-bottom="0.15cm" fo:padding-left="0.275cm" fo:padding-right="0.275cm"/>
    </style:style>
    <style:style style:name="gr4" style:family="graphic" style:parent-style-name="standard">
      <style:graphic-properties draw:fill-color="#c5000b" draw:textarea-vertical-align="middle" draw:auto-grow-height="false" fo:min-height="1.45cm" fo:min-width="1.2cm"/>
    </style:style>
    <style:style style:name="gr5" style:family="graphic" style:parent-style-name="standard">
      <style:graphic-properties svg:stroke-width="0.05cm" svg:stroke-color="#579d1c" draw:marker-start-width="0.355cm" draw:marker-end-width="0.355cm" draw:fill="none" draw:textarea-horizontal-align="justify" draw:textarea-vertical-align="middle" draw:auto-grow-height="false" fo:min-height="0.124cm" fo:min-width="2.42cm" fo:padding-top="0.15cm" fo:padding-bottom="0.15cm" fo:padding-left="0.275cm" fo:padding-right="0.275cm"/>
    </style:style>
    <style:style style:name="gr6" style:family="graphic" style:parent-style-name="standard">
      <style:graphic-properties draw:fill-color="#579d1c" draw:textarea-horizontal-align="center" draw:textarea-vertical-align="middle" draw:auto-grow-height="false" fo:min-height="1.15cm" fo:min-width="2.182cm" draw:shadow="hidden"/>
    </style:style>
    <style:style style:name="gr7" style:family="graphic" style:parent-style-name="standard">
      <style:graphic-properties draw:stroke="none" svg:stroke-color="#000000" draw:fill="none" draw:fill-color="#ffffff" fo:min-height="0.423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c5000b"/>
      <style:paragraph-properties fo:text-align="center"/>
    </style:style>
    <style:style style:name="P4" style:family="paragraph">
      <loext:graphic-properties draw:fill-color="#579d1c"/>
      <style:paragraph-properties fo:text-align="center"/>
    </style:style>
    <style:style style:name="P5" style:family="paragraph">
      <style:text-properties fo:color="#579d1c" fo:font-size="10pt" style:font-size-asian="18pt" style:font-size-complex="18pt"/>
    </style:style>
    <style:style style:name="P6" style:family="paragraph">
      <loext:graphic-properties draw:fill="none" draw:fill-color="#ffffff"/>
      <style:text-properties fo:color="#579d1c" fo:font-size="10pt" style:font-size-asian="18pt" style:font-size-complex="18pt"/>
    </style:style>
    <style:style style:name="P7" style:family="paragraph">
      <style:text-properties fo:color="#c5000b" fo:font-size="10pt" style:font-size-asian="18pt" style:font-size-complex="18pt"/>
    </style:style>
    <style:style style:name="P8" style:family="paragraph">
      <loext:graphic-properties draw:fill="none" draw:fill-color="#ffffff"/>
      <style:text-properties fo:color="#c5000b" fo:font-size="10pt" style:font-size-asian="18pt" style:font-size-complex="18pt"/>
    </style:style>
    <style:style style:name="T1" style:family="text">
      <style:text-properties fo:color="#579d1c" fo:font-size="10pt" style:font-size-asian="18pt" style:font-size-complex="18pt"/>
    </style:style>
    <style:style style:name="T2" style:family="text">
      <style:text-properties fo:color="#c5000b"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frame draw:style-name="gr1" draw:text-style-name="P1" draw:layer="layout" svg:width="18.999cm" svg:height="6.321cm" svg:x="1.033cm" svg:y="11.67cm">
          <draw:image xlink:href="Pictures/10000201000004AC0000018E25F8DC18889B11B3.png" xlink:type="simple" xlink:show="embed" xlink:actuate="onLoad">
            <text:p/>
          </draw:image>
        </draw:frame>
        <draw:custom-shape draw:style-name="gr2" draw:text-style-name="P2" draw:layer="layout" svg:width="1.7cm" svg:height="0.7cm" svg:x="16.453cm" svg:y="12.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1cm" svg:height="0.6cm" svg:x="1.5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cm" svg:height="1.7cm" svg:x="15.2cm" svg:y="12.2cm">
          <text:p/>
          <draw:enhanced-geometry svg:viewBox="0 0 21600 21600" draw:text-areas="0 0 21600 21600" draw:mirror-horizontal="true" draw:type="circular-arrow" draw:modifiers="-129.936269210466 -2.37924721325593 8839.366165498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2" draw:layer="layout" svg:width="4.2cm" svg:height="0.6cm" svg:x="11.8cm" svg:y="15.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 draw:text-style-name="P4" draw:layer="layout" svg:width="2.936cm" svg:height="1.253cm" draw:transform="skewX (-0.0207694180987325) rotate (-0.0207694180987332) translate (1.66426213800209cm 13.4392501305954cm)" svg:viewBox="0 0 2937 1254" svg:d="M402 746c0-8 1-16 1-24 1-8 2-17 4-25s5-16 8-25c3-8 7-17 10-25 5-8 9-16 14-25 6-8 11-17 17-25 7-8 14-17 21-25s15-17 22-25c9-8 18-16 27-25 10-8 20-16 30-24s21-16 31-24c12-8 24-16 35-24 13-8 25-15 38-23s27-15 40-23c14-7 29-14 43-21 15-7 30-15 45-22 16-7 32-13 48-20s32-14 49-20c17-7 34-13 51-20 18-6 36-12 54-18s36-11 54-17c19-6 38-11 56-17 20-5 40-10 59-15 20-5 40-10 59-15 20-4 40-8 60-13 21-4 41-8 62-12 20-4 41-7 62-11 21-3 42-6 63-10 21-3 41-6 62-9 22-2 43-5 64-7 22-2 43-4 64-6s42-3 63-5c21-1 42-3 63-4s42-1 63-2 42-1 63-1 41 0 61 0c21 0 41 0 62 1 20 1 40 2 60 3 8-9 16-19 24-28-21-1-42-2-63-3s-42-1-64-1c-21 0-43 0-65 0s-44 0-67 1c-22 1-44 1-66 2s-45 3-68 4c-22 2-44 4-66 5-23 2-45 5-67 7-23 2-45 5-68 8-22 3-44 6-67 9-22 3-44 7-66 11-22 3-44 7-66 11-22 5-43 9-65 13-21 5-42 10-64 15-21 4-41 9-62 14-21 6-41 11-62 17-20 6-40 12-60 17-19 7-38 13-58 19-18 6-37 13-56 19-18 7-36 14-54 20-18 7-35 14-52 21-17 8-34 15-50 23-16 7-32 15-48 22-15 8-30 16-45 23-15 8-29 16-43 24-13 8-26 16-40 25-12 8-24 17-36 25s-23 17-35 25c-10 9-20 17-30 26s-19 17-29 26c-8 9-16 17-24 26-7 9-14 18-21 27-6 8-13 17-19 26-5 9-9 18-14 27-4 8-8 17-12 26-2 9-5 18-7 27-2 8-3 17-4 26-1 8-1 17-2 26-110 10-219 21-329 31 123 35 245 69 368 104 120-58 240-116 360-174-109 10-217 21-326 31zM2937 0zM338 1254z">
          <text:p/>
        </draw:path>
        <draw:frame draw:style-name="gr7" draw:text-style-name="P6" draw:layer="layout" svg:width="5cm" svg:height="0.673cm" svg:x="3.488cm" svg:y="13.412cm">
          <draw:text-box>
            <text:p text:style-name="P5"><text:span text:style-name="T1">Adding a new vehicle event</text:span></text:p>
          </draw:text-box>
        </draw:frame>
        <draw:path draw:style-name="gr6" draw:text-style-name="P4" draw:layer="layout" svg:width="1.739cm" svg:height="2.293cm" draw:transform="skewX (0.0640535835481919) rotate (0.0638790506229925) translate (12.8998021720358cm 14.0004389302349cm)" svg:viewBox="0 0 1740 2294" svg:d="M1502 1364c0-14-1-29-1-43-1-16-1-31-2-46-2-15-3-30-5-45-2-16-4-31-6-47-3-15-5-30-8-45-4-15-7-31-10-46-4-16-8-31-13-46-4-15-9-30-13-45-5-15-11-31-16-46-6-14-12-29-17-43-7-15-13-30-19-44-7-15-14-30-21-45-7-14-15-28-22-42-8-14-16-28-24-42-9-13-17-26-26-39s-17-26-26-40c-10-12-19-25-28-37-10-12-20-24-29-36-10-12-20-24-31-36-10-11-21-22-31-33-11-11-22-22-33-32s-22-20-33-30c-12-10-23-19-35-29-12-9-23-17-35-26-12-8-24-16-35-24-13-7-25-15-37-22s-24-14-37-21c-12-5-24-11-37-17-12-6-25-11-37-17-13-4-25-9-38-13s-25-8-38-12c-12-2-25-5-37-8-13-2-25-5-37-7-13-2-25-3-38-5-12 0-25-1-37-1-12-1-24-1-36-1-12 1-25 2-37 3-11 2-23 3-35 5-5-17-10-34-15-50 13-2 25-5 38-7 12 0 25-1 37-2 13 0 26 0 39 0 13 1 26 2 40 2 13 2 26 3 39 4 13 3 26 5 40 8 13 3 26 6 39 9 14 4 27 8 40 12 13 5 27 10 40 14 13 6 27 12 40 17 13 7 26 14 39 20 13 7 26 14 39 21 13 8 26 16 39 24 12 9 25 18 37 26 13 9 25 18 37 27 13 10 25 21 37 31s24 21 35 31c12 12 23 23 35 34 11 12 22 24 33 35 11 13 22 25 32 38 11 13 21 25 31 38 10 14 20 27 30 41 9 13 19 27 28 41s18 28 27 42c8 15 17 29 25 43 8 16 16 31 24 46 7 15 14 31 21 46s14 30 21 46c6 16 12 31 18 47 5 16 11 32 17 48 5 16 9 32 14 48 4 16 8 32 13 48 3 16 7 32 11 49 3 16 5 32 8 48 2 16 5 33 7 49s3 32 4 49c1 15 2 31 3 47 0 16 1 32 1 48 65 19 130 38 195 57-73 63-145 127-218 190-71-107-142-213-214-319 65 19 129 38 194 57zM0 0zM1540 2294z">
          <text:p/>
        </draw:path>
        <draw:frame draw:style-name="gr7" draw:text-style-name="P6" draw:layer="layout" svg:width="5cm" svg:height="0.673cm" svg:x="9.4cm" svg:y="13.827cm">
          <draw:text-box>
            <text:p text:style-name="P5"><text:span text:style-name="T1">Viewing a vehicle event</text:span></text:p>
          </draw:text-box>
        </draw:frame>
        <draw:frame draw:style-name="gr7" draw:text-style-name="P8" draw:layer="layout" svg:width="3.6cm" svg:height="0.673cm" svg:x="14.5cm" svg:y="11.627cm">
          <draw:text-box>
            <text:p text:style-name="P7"><text:span text:style-name="T2">Vehicle home pag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6T16:05:17.353000000</meta:creation-date>
    <dc:date>2016-12-11T19:42:24.225000000</dc:date>
    <meta:editing-duration>PT26M15S</meta:editing-duration>
    <meta:editing-cycles>4</meta:editing-cycles>
    <meta:generator>LibreOffice/5.1.6.2$Windows_X86_64 LibreOffice_project/07ac168c60a517dba0f0d7bc7540f5afa45f0909</meta:generator>
    <meta:document-statistic meta:object-count="10"/>
  </office:meta>
</office:document-meta>
</file>